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  <style:style style:name="ce2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ce2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.0499999999999979" calcext:value-type="float">
            <text:p>4,99999999999979000000E-02</text:p>
          </table:table-cell>
          <table:table-cell office:value-type="float" office:value="0.25" calcext:value-type="float">
            <text:p>0,250000000</text:p>
          </table:table-cell>
          <table:table-cell office:value-type="float" office:value="0.449999999999999" calcext:value-type="float">
            <text:p>0,450000000</text:p>
          </table:table-cell>
          <table:table-cell office:value-type="float" office:value="0.650000000000001" calcext:value-type="float">
            <text:p>0,650000000</text:p>
          </table:table-cell>
          <table:table-cell office:value-type="float" office:value="0.849999999999995" calcext:value-type="float">
            <text:p>0,85000000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0500000000000006" calcext:value-type="float">
            <text:p>5,00000000000006000000E-02</text:p>
          </table:table-cell>
          <table:table-cell office:value-type="float" office:value="0.249999999999994" calcext:value-type="float">
            <text:p>0,250000000</text:p>
          </table:table-cell>
          <table:table-cell office:value-type="float" office:value="0.449999999999997" calcext:value-type="float">
            <text:p>0,450000000</text:p>
          </table:table-cell>
          <table:table-cell office:value-type="float" office:value="0.649999999999998" calcext:value-type="float">
            <text:p>0,650000000</text:p>
          </table:table-cell>
          <table:table-cell office:value-type="float" office:value="0.849999999999995" calcext:value-type="float">
            <text:p>0,85000000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0500000000000009" calcext:value-type="float">
            <text:p>5,00000000000009000000E-02</text:p>
          </table:table-cell>
          <table:table-cell office:value-type="float" office:value="0.249999999999999" calcext:value-type="float">
            <text:p>0,250000000</text:p>
          </table:table-cell>
          <table:table-cell office:value-type="float" office:value="0.449999999999994" calcext:value-type="float">
            <text:p>0,450000000</text:p>
          </table:table-cell>
          <table:table-cell office:value-type="float" office:value="0.65000000000001" calcext:value-type="float">
            <text:p>0,650000000</text:p>
          </table:table-cell>
          <table:table-cell office:value-type="float" office:value="0.849999999999994" calcext:value-type="float">
            <text:p>0,85000000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.0500000000000011" calcext:value-type="float">
            <text:p>5,00000000000011000000E-02</text:p>
          </table:table-cell>
          <table:table-cell office:value-type="float" office:value="0.25" calcext:value-type="float">
            <text:p>0,250000000</text:p>
          </table:table-cell>
          <table:table-cell office:value-type="float" office:value="0.449999999999999" calcext:value-type="float">
            <text:p>0,450000000</text:p>
          </table:table-cell>
          <table:table-cell office:value-type="float" office:value="0.650000000000002" calcext:value-type="float">
            <text:p>0,650000000</text:p>
          </table:table-cell>
          <table:table-cell office:value-type="float" office:value="0.849999999999993" calcext:value-type="float">
            <text:p>0,85000000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.0500000000000031" calcext:value-type="float">
            <text:p>5,00000000000031000000E-02</text:p>
          </table:table-cell>
          <table:table-cell office:value-type="float" office:value="0.249999999999996" calcext:value-type="float">
            <text:p>0,250000000</text:p>
          </table:table-cell>
          <table:table-cell office:value-type="float" office:value="0.450000000000003" calcext:value-type="float">
            <text:p>0,450000000</text:p>
          </table:table-cell>
          <table:table-cell office:value-type="float" office:value="0.650000000000005" calcext:value-type="float">
            <text:p>0,650000000</text:p>
          </table:table-cell>
          <table:table-cell office:value-type="float" office:value="0.849999999999998" calcext:value-type="float">
            <text:p>0,85000000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.0499999999999993" calcext:value-type="float">
            <text:p>4,99999999999993000000E-02</text:p>
          </table:table-cell>
          <table:table-cell office:value-type="float" office:value="0.25" calcext:value-type="float">
            <text:p>0,250000000</text:p>
          </table:table-cell>
          <table:table-cell office:value-type="float" office:value="0.449999999999993" calcext:value-type="float">
            <text:p>0,450000000</text:p>
          </table:table-cell>
          <table:table-cell office:value-type="float" office:value="0.650000000000004" calcext:value-type="float">
            <text:p>0,650000000</text:p>
          </table:table-cell>
          <table:table-cell office:value-type="float" office:value="0.849999999999998" calcext:value-type="float">
            <text:p>0,85000000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0.0499999999999924" calcext:value-type="float">
            <text:p>4,99999999999924000000E-02</text:p>
          </table:table-cell>
          <table:table-cell office:value-type="float" office:value="0.249999999999994" calcext:value-type="float">
            <text:p>0,250000000</text:p>
          </table:table-cell>
          <table:table-cell office:value-type="float" office:value="0.450000000000008" calcext:value-type="float">
            <text:p>0,450000000</text:p>
          </table:table-cell>
          <table:table-cell office:value-type="float" office:value="0.649999999999987" calcext:value-type="float">
            <text:p>0,650000000</text:p>
          </table:table-cell>
          <table:table-cell office:value-type="float" office:value="0.849999999999997" calcext:value-type="float">
            <text:p>0,85000000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499999999999939" calcext:value-type="float">
            <text:p>4,99999999999939000000E-02</text:p>
          </table:table-cell>
          <table:table-cell office:value-type="float" office:value="0.250000000000002" calcext:value-type="float">
            <text:p>0,250000000</text:p>
          </table:table-cell>
          <table:table-cell office:value-type="float" office:value="0.450000000000003" calcext:value-type="float">
            <text:p>0,450000000</text:p>
          </table:table-cell>
          <table:table-cell office:value-type="float" office:value="0.649999999999997" calcext:value-type="float">
            <text:p>0,650000000</text:p>
          </table:table-cell>
          <table:table-cell office:value-type="float" office:value="0.849999999999988" calcext:value-type="float">
            <text:p>0,85000000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0.0499999999999929" calcext:value-type="float">
            <text:p>4,99999999999929000000E-02</text:p>
          </table:table-cell>
          <table:table-cell office:value-type="float" office:value="0.249999999999998" calcext:value-type="float">
            <text:p>0,250000000</text:p>
          </table:table-cell>
          <table:table-cell office:value-type="float" office:value="0.450000000000028" calcext:value-type="float">
            <text:p>0,450000000</text:p>
          </table:table-cell>
          <table:table-cell office:value-type="float" office:value="0.649999999999994" calcext:value-type="float">
            <text:p>0,650000000</text:p>
          </table:table-cell>
          <table:table-cell office:value-type="float" office:value="0.850000000000011" calcext:value-type="float">
            <text:p>0,85000000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049999999999981" calcext:value-type="float">
            <text:p>4,99999999999810000000E-02</text:p>
          </table:table-cell>
          <table:table-cell office:value-type="float" office:value="0.25" calcext:value-type="float">
            <text:p>0,250000000</text:p>
          </table:table-cell>
          <table:table-cell office:value-type="float" office:value="0.450000000000003" calcext:value-type="float">
            <text:p>0,450000000</text:p>
          </table:table-cell>
          <table:table-cell office:value-type="float" office:value="0.649999999999998" calcext:value-type="float">
            <text:p>0,650000000</text:p>
          </table:table-cell>
          <table:table-cell office:value-type="float" office:value="0.849999999999992" calcext:value-type="float">
            <text:p>0,8500000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499999999999836" calcext:value-type="float">
            <text:p>4,99999999999836000000E-02</text:p>
          </table:table-cell>
          <table:table-cell office:value-type="float" office:value="0.249999999999997" calcext:value-type="float">
            <text:p>0,250000000</text:p>
          </table:table-cell>
          <table:table-cell office:value-type="float" office:value="0.450000000000007" calcext:value-type="float">
            <text:p>0,450000000</text:p>
          </table:table-cell>
          <table:table-cell office:value-type="float" office:value="0.649999999999993" calcext:value-type="float">
            <text:p>0,650000000</text:p>
          </table:table-cell>
          <table:table-cell office:value-type="float" office:value="0.849999999999996" calcext:value-type="float">
            <text:p>0,85000000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0500000000000055" calcext:value-type="float">
            <text:p>5,00000000000055000000E-02</text:p>
          </table:table-cell>
          <table:table-cell office:value-type="float" office:value="0.249999999999988" calcext:value-type="float">
            <text:p>0,250000000</text:p>
          </table:table-cell>
          <table:table-cell office:value-type="float" office:value="0.449999999999996" calcext:value-type="float">
            <text:p>0,450000000</text:p>
          </table:table-cell>
          <table:table-cell office:value-type="float" office:value="0.650000000000014" calcext:value-type="float">
            <text:p>0,650000000</text:p>
          </table:table-cell>
          <table:table-cell office:value-type="float" office:value="0.849999999999987" calcext:value-type="float">
            <text:p>0,85000000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0.0499999999999956" calcext:value-type="float">
            <text:p>4,99999999999956000000E-02</text:p>
          </table:table-cell>
          <table:table-cell office:value-type="float" office:value="0.249999999999995" calcext:value-type="float">
            <text:p>0,250000000</text:p>
          </table:table-cell>
          <table:table-cell office:value-type="float" office:value="0.449999999999991" calcext:value-type="float">
            <text:p>0,450000000</text:p>
          </table:table-cell>
          <table:table-cell office:value-type="float" office:value="0.65" calcext:value-type="float">
            <text:p>0,650000000</text:p>
          </table:table-cell>
          <table:table-cell office:value-type="float" office:value="0.849999999999995" calcext:value-type="float">
            <text:p>0,85000000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0.0499999999999857" calcext:value-type="float">
            <text:p>4,99999999999857000000E-02</text:p>
          </table:table-cell>
          <table:table-cell office:value-type="float" office:value="0.250000000000005" calcext:value-type="float">
            <text:p>0,250000000</text:p>
          </table:table-cell>
          <table:table-cell office:value-type="float" office:value="0.449999999999999" calcext:value-type="float">
            <text:p>0,450000000</text:p>
          </table:table-cell>
          <table:table-cell office:value-type="float" office:value="0.650000000000009" calcext:value-type="float">
            <text:p>0,650000000</text:p>
          </table:table-cell>
          <table:table-cell office:value-type="float" office:value="0.849999999999971" calcext:value-type="float">
            <text:p>0,85000000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0.0499999999999862" calcext:value-type="float">
            <text:p>4,99999999999862000000E-02</text:p>
          </table:table-cell>
          <table:table-cell office:value-type="float" office:value="0.249999999999987" calcext:value-type="float">
            <text:p>0,250000000</text:p>
          </table:table-cell>
          <table:table-cell office:value-type="float" office:value="0.449999999999978" calcext:value-type="float">
            <text:p>0,450000000</text:p>
          </table:table-cell>
          <table:table-cell office:value-type="float" office:value="0.649999999999982" calcext:value-type="float">
            <text:p>0,650000000</text:p>
          </table:table-cell>
          <table:table-cell office:value-type="float" office:value="0.849999999999969" calcext:value-type="float">
            <text:p>0,85000000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0.0499999999999769" calcext:value-type="float">
            <text:p>4,99999999999769000000E-02</text:p>
          </table:table-cell>
          <table:table-cell office:value-type="float" office:value="0.24999999999998" calcext:value-type="float">
            <text:p>0,250000000</text:p>
          </table:table-cell>
          <table:table-cell office:value-type="float" office:value="0.44999999999999" calcext:value-type="float">
            <text:p>0,450000000</text:p>
          </table:table-cell>
          <table:table-cell office:value-type="float" office:value="0.649999999999973" calcext:value-type="float">
            <text:p>0,650000000</text:p>
          </table:table-cell>
          <table:table-cell office:value-type="float" office:value="0.85000000000002" calcext:value-type="float">
            <text:p>0,85000000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.0499999999999811" calcext:value-type="float">
            <text:p>4,99999999999811000000E-02</text:p>
          </table:table-cell>
          <table:table-cell office:value-type="float" office:value="0.249999999999967" calcext:value-type="float">
            <text:p>0,250000000</text:p>
          </table:table-cell>
          <table:table-cell office:value-type="float" office:value="0.449999999999984" calcext:value-type="float">
            <text:p>0,450000000</text:p>
          </table:table-cell>
          <table:table-cell office:value-type="float" office:value="0.649999999999986" calcext:value-type="float">
            <text:p>0,650000000</text:p>
          </table:table-cell>
          <table:table-cell office:value-type="float" office:value="0.849999999999969" calcext:value-type="float">
            <text:p>0,85000000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0.0499999999999793" calcext:value-type="float">
            <text:p>4,99999999999793000000E-02</text:p>
          </table:table-cell>
          <table:table-cell office:value-type="float" office:value="0.249999999999995" calcext:value-type="float">
            <text:p>0,250000000</text:p>
          </table:table-cell>
          <table:table-cell office:value-type="float" office:value="0.450000000000007" calcext:value-type="float">
            <text:p>0,450000000</text:p>
          </table:table-cell>
          <table:table-cell office:value-type="float" office:value="0.649999999999973" calcext:value-type="float">
            <text:p>0,650000000</text:p>
          </table:table-cell>
          <table:table-cell office:value-type="float" office:value="0.849999999999998" calcext:value-type="float">
            <text:p>0,850000000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0.0500000000000059" calcext:value-type="float">
            <text:p>5,00000000000059000000E-02</text:p>
          </table:table-cell>
          <table:table-cell office:value-type="float" office:value="0.250000000000003" calcext:value-type="float">
            <text:p>0,250000000</text:p>
          </table:table-cell>
          <table:table-cell office:value-type="float" office:value="0.449999999999981" calcext:value-type="float">
            <text:p>0,450000000</text:p>
          </table:table-cell>
          <table:table-cell office:value-type="float" office:value="0.649999999999983" calcext:value-type="float">
            <text:p>0,650000000</text:p>
          </table:table-cell>
          <table:table-cell office:value-type="float" office:value="0.849999999999977" calcext:value-type="float">
            <text:p>0,850000000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0.0499999999999844" calcext:value-type="float">
            <text:p>4,99999999999844000000E-02</text:p>
          </table:table-cell>
          <table:table-cell office:value-type="float" office:value="0.249999999999982" calcext:value-type="float">
            <text:p>0,250000000</text:p>
          </table:table-cell>
          <table:table-cell office:value-type="float" office:value="0.44999999999999" calcext:value-type="float">
            <text:p>0,450000000</text:p>
          </table:table-cell>
          <table:table-cell office:value-type="float" office:value="0.65000000000001" calcext:value-type="float">
            <text:p>0,650000000</text:p>
          </table:table-cell>
          <table:table-cell office:value-type="float" office:value="0.849999999999983" calcext:value-type="float">
            <text:p>0,85000000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0.0500000000000215" calcext:value-type="float">
            <text:p>5,00000000000215000000E-02</text:p>
          </table:table-cell>
          <table:table-cell office:value-type="float" office:value="0.250000000000004" calcext:value-type="float">
            <text:p>0,250000000</text:p>
          </table:table-cell>
          <table:table-cell office:value-type="float" office:value="0.450000000000007" calcext:value-type="float">
            <text:p>0,450000000</text:p>
          </table:table-cell>
          <table:table-cell office:value-type="float" office:value="0.649999999999918" calcext:value-type="float">
            <text:p>0,650000000</text:p>
          </table:table-cell>
          <table:table-cell office:value-type="float" office:value="0.850000000000007" calcext:value-type="float">
            <text:p>0,85000000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0.0499999999999985" calcext:value-type="float">
            <text:p>4,99999999999985000000E-02</text:p>
          </table:table-cell>
          <table:table-cell office:value-type="float" office:value="0.249999999999969" calcext:value-type="float">
            <text:p>0,250000000</text:p>
          </table:table-cell>
          <table:table-cell office:value-type="float" office:value="0.449999999999995" calcext:value-type="float">
            <text:p>0,450000000</text:p>
          </table:table-cell>
          <table:table-cell office:value-type="float" office:value="0.649999999999977" calcext:value-type="float">
            <text:p>0,650000000</text:p>
          </table:table-cell>
          <table:table-cell office:value-type="float" office:value="0.849999999999972" calcext:value-type="float">
            <text:p>0,85000000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0.0499999999999736" calcext:value-type="float">
            <text:p>4,99999999999736000000E-02</text:p>
          </table:table-cell>
          <table:table-cell office:value-type="float" office:value="0.249999999999982" calcext:value-type="float">
            <text:p>0,250000000</text:p>
          </table:table-cell>
          <table:table-cell office:value-type="float" office:value="0.450000000000011" calcext:value-type="float">
            <text:p>0,450000000</text:p>
          </table:table-cell>
          <table:table-cell office:value-type="float" office:value="0.650000000000007" calcext:value-type="float">
            <text:p>0,650000000</text:p>
          </table:table-cell>
          <table:table-cell office:value-type="float" office:value="0.850000000000022" calcext:value-type="float">
            <text:p>0,850000000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0.0499999999999374" calcext:value-type="float">
            <text:p>4,99999999999374000000E-02</text:p>
          </table:table-cell>
          <table:table-cell office:value-type="float" office:value="0.249999999999953" calcext:value-type="float">
            <text:p>0,250000000</text:p>
          </table:table-cell>
          <table:table-cell office:value-type="float" office:value="0.449999999999985" calcext:value-type="float">
            <text:p>0,450000000</text:p>
          </table:table-cell>
          <table:table-cell office:value-type="float" office:value="0.649999999999966" calcext:value-type="float">
            <text:p>0,650000000</text:p>
          </table:table-cell>
          <table:table-cell office:value-type="float" office:value="0.849999999999927" calcext:value-type="float">
            <text:p>0,85000000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0.049999999999953" calcext:value-type="float">
            <text:p>4,99999999999530000000E-02</text:p>
          </table:table-cell>
          <table:table-cell office:value-type="float" office:value="0.250000000000027" calcext:value-type="float">
            <text:p>0,250000000</text:p>
          </table:table-cell>
          <table:table-cell office:value-type="float" office:value="0.450000000000016" calcext:value-type="float">
            <text:p>0,450000000</text:p>
          </table:table-cell>
          <table:table-cell office:value-type="float" office:value="0.649999999999989" calcext:value-type="float">
            <text:p>0,650000000</text:p>
          </table:table-cell>
          <table:table-cell office:value-type="float" office:value="0.849999999999934" calcext:value-type="float">
            <text:p>0,85000000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.0499999999999668" calcext:value-type="float">
            <text:p>4,99999999999668000000E-02</text:p>
          </table:table-cell>
          <table:table-cell office:value-type="float" office:value="0.250000000000002" calcext:value-type="float">
            <text:p>0,250000000</text:p>
          </table:table-cell>
          <table:table-cell office:value-type="float" office:value="0.449999999999997" calcext:value-type="float">
            <text:p>0,450000000</text:p>
          </table:table-cell>
          <table:table-cell office:value-type="float" office:value="0.650000000000002" calcext:value-type="float">
            <text:p>0,650000000</text:p>
          </table:table-cell>
          <table:table-cell office:value-type="float" office:value="0.849999999999971" calcext:value-type="float">
            <text:p>0,85000000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.0500000000000171" calcext:value-type="float">
            <text:p>5,00000000000171000000E-02</text:p>
          </table:table-cell>
          <table:table-cell office:value-type="float" office:value="0.24999999999997" calcext:value-type="float">
            <text:p>0,250000000</text:p>
          </table:table-cell>
          <table:table-cell office:value-type="float" office:value="0.450000000000028" calcext:value-type="float">
            <text:p>0,450000000</text:p>
          </table:table-cell>
          <table:table-cell office:value-type="float" office:value="0.649999999999989" calcext:value-type="float">
            <text:p>0,650000000</text:p>
          </table:table-cell>
          <table:table-cell office:value-type="float" office:value="0.849999999999993" calcext:value-type="float">
            <text:p>0,85000000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0.0499999999999812" calcext:value-type="float">
            <text:p>4,99999999999812000000E-02</text:p>
          </table:table-cell>
          <table:table-cell office:value-type="float" office:value="0.249999999999989" calcext:value-type="float">
            <text:p>0,250000000</text:p>
          </table:table-cell>
          <table:table-cell office:value-type="float" office:value="0.450000000000031" calcext:value-type="float">
            <text:p>0,450000000</text:p>
          </table:table-cell>
          <table:table-cell office:value-type="float" office:value="0.650000000000006" calcext:value-type="float">
            <text:p>0,650000000</text:p>
          </table:table-cell>
          <table:table-cell office:value-type="float" office:value="0.849999999999975" calcext:value-type="float">
            <text:p>0,850000000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0500000000000031" calcext:value-type="float">
            <text:p>5,00000000000031000000E-02</text:p>
          </table:table-cell>
          <table:table-cell office:value-type="float" office:value="0.249999999999966" calcext:value-type="float">
            <text:p>0,250000000</text:p>
          </table:table-cell>
          <table:table-cell office:value-type="float" office:value="0.449999999999979" calcext:value-type="float">
            <text:p>0,450000000</text:p>
          </table:table-cell>
          <table:table-cell office:value-type="float" office:value="0.649999999999951" calcext:value-type="float">
            <text:p>0,650000000</text:p>
          </table:table-cell>
          <table:table-cell office:value-type="float" office:value="0.84999999999996" calcext:value-type="float">
            <text:p>0,85000000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0.0499999999999403" calcext:value-type="float">
            <text:p>4,99999999999403000000E-02</text:p>
          </table:table-cell>
          <table:table-cell office:value-type="float" office:value="0.249999999999873" calcext:value-type="float">
            <text:p>0,250000000</text:p>
          </table:table-cell>
          <table:table-cell office:value-type="float" office:value="0.449999999999979" calcext:value-type="float">
            <text:p>0,450000000</text:p>
          </table:table-cell>
          <table:table-cell office:value-type="float" office:value="0.649999999999951" calcext:value-type="float">
            <text:p>0,650000000</text:p>
          </table:table-cell>
          <table:table-cell office:value-type="float" office:value="0.849999999999924" calcext:value-type="float">
            <text:p>0,85000000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0.0499999999999278" calcext:value-type="float">
            <text:p>4,99999999999278000000E-02</text:p>
          </table:table-cell>
          <table:table-cell office:value-type="float" office:value="0.250000000000007" calcext:value-type="float">
            <text:p>0,250000000</text:p>
          </table:table-cell>
          <table:table-cell office:value-type="float" office:value="0.450000000000004" calcext:value-type="float">
            <text:p>0,450000000</text:p>
          </table:table-cell>
          <table:table-cell office:value-type="float" office:value="0.649999999999949" calcext:value-type="float">
            <text:p>0,650000000</text:p>
          </table:table-cell>
          <table:table-cell office:value-type="float" office:value="0.850000000000002" calcext:value-type="float">
            <text:p>0,850000000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0499999999999808" calcext:value-type="float">
            <text:p>4,99999999999808000000E-02</text:p>
          </table:table-cell>
          <table:table-cell office:value-type="float" office:value="0.249999999999984" calcext:value-type="float">
            <text:p>0,250000000</text:p>
          </table:table-cell>
          <table:table-cell office:value-type="float" office:value="0.449999999999939" calcext:value-type="float">
            <text:p>0,450000000</text:p>
          </table:table-cell>
          <table:table-cell office:value-type="float" office:value="0.649999999999954" calcext:value-type="float">
            <text:p>0,650000000</text:p>
          </table:table-cell>
          <table:table-cell office:value-type="float" office:value="0.84999999999998" calcext:value-type="float">
            <text:p>0,85000000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0.0500000000001251" calcext:value-type="float">
            <text:p>5,00000000001251000000E-02</text:p>
          </table:table-cell>
          <table:table-cell office:value-type="float" office:value="0.250000000000041" calcext:value-type="float">
            <text:p>0,250000000</text:p>
          </table:table-cell>
          <table:table-cell office:value-type="float" office:value="0.450000000000057" calcext:value-type="float">
            <text:p>0,450000000</text:p>
          </table:table-cell>
          <table:table-cell office:value-type="float" office:value="0.650000000000034" calcext:value-type="float">
            <text:p>0,650000000</text:p>
          </table:table-cell>
          <table:table-cell office:value-type="float" office:value="0.849999999999965" calcext:value-type="float">
            <text:p>0,850000000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0.0499999999998965" calcext:value-type="float">
            <text:p>4,99999999998965000000E-02</text:p>
          </table:table-cell>
          <table:table-cell office:value-type="float" office:value="0.249999999999998" calcext:value-type="float">
            <text:p>0,250000000</text:p>
          </table:table-cell>
          <table:table-cell office:value-type="float" office:value="0.449999999999992" calcext:value-type="float">
            <text:p>0,450000000</text:p>
          </table:table-cell>
          <table:table-cell office:value-type="float" office:value="0.649999999999952" calcext:value-type="float">
            <text:p>0,650000000</text:p>
          </table:table-cell>
          <table:table-cell office:value-type="float" office:value="0.850000000000021" calcext:value-type="float">
            <text:p>0,85000000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0.0499999999998905" calcext:value-type="float">
            <text:p>4,99999999998905000000E-02</text:p>
          </table:table-cell>
          <table:table-cell office:value-type="float" office:value="0.249999999999928" calcext:value-type="float">
            <text:p>0,250000000</text:p>
          </table:table-cell>
          <table:table-cell office:value-type="float" office:value="0.44999999999997" calcext:value-type="float">
            <text:p>0,450000000</text:p>
          </table:table-cell>
          <table:table-cell office:value-type="float" office:value="0.649999999999928" calcext:value-type="float">
            <text:p>0,650000000</text:p>
          </table:table-cell>
          <table:table-cell office:value-type="float" office:value="0.849999999999924" calcext:value-type="float">
            <text:p>0,850000000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0.0500000000000395" calcext:value-type="float">
            <text:p>5,00000000000395000000E-02</text:p>
          </table:table-cell>
          <table:table-cell office:value-type="float" office:value="0.249999999999962" calcext:value-type="float">
            <text:p>0,250000000</text:p>
          </table:table-cell>
          <table:table-cell office:value-type="float" office:value="0.450000000000048" calcext:value-type="float">
            <text:p>0,450000000</text:p>
          </table:table-cell>
          <table:table-cell office:value-type="float" office:value="0.650000000000065" calcext:value-type="float">
            <text:p>0,650000000</text:p>
          </table:table-cell>
          <table:table-cell office:value-type="float" office:value="0.849999999999977" calcext:value-type="float">
            <text:p>0,850000000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0.0499999999999617" calcext:value-type="float">
            <text:p>4,99999999999617000000E-02</text:p>
          </table:table-cell>
          <table:table-cell office:value-type="float" office:value="0.249999999999964" calcext:value-type="float">
            <text:p>0,250000000</text:p>
          </table:table-cell>
          <table:table-cell office:value-type="float" office:value="0.450000000000058" calcext:value-type="float">
            <text:p>0,450000000</text:p>
          </table:table-cell>
          <table:table-cell office:value-type="float" office:value="0.649999999999937" calcext:value-type="float">
            <text:p>0,650000000</text:p>
          </table:table-cell>
          <table:table-cell office:value-type="float" office:value="0.849999999999972" calcext:value-type="float">
            <text:p>0,850000000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0.0499999999999678" calcext:value-type="float">
            <text:p>4,99999999999678000000E-02</text:p>
          </table:table-cell>
          <table:table-cell office:value-type="float" office:value="0.250000000000022" calcext:value-type="float">
            <text:p>0,250000000</text:p>
          </table:table-cell>
          <table:table-cell office:value-type="float" office:value="0.449999999999967" calcext:value-type="float">
            <text:p>0,450000000</text:p>
          </table:table-cell>
          <table:table-cell office:value-type="float" office:value="0.65000000000007" calcext:value-type="float">
            <text:p>0,650000000</text:p>
          </table:table-cell>
          <table:table-cell office:value-type="float" office:value="0.849999999999971" calcext:value-type="float">
            <text:p>0,850000000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0.0500000000000163" calcext:value-type="float">
            <text:p>5,00000000000163000000E-02</text:p>
          </table:table-cell>
          <table:table-cell office:value-type="float" office:value="0.250000000000062" calcext:value-type="float">
            <text:p>0,250000000</text:p>
          </table:table-cell>
          <table:table-cell office:value-type="float" office:value="0.449999999999951" calcext:value-type="float">
            <text:p>0,450000000</text:p>
          </table:table-cell>
          <table:table-cell office:value-type="float" office:value="0.649999999999957" calcext:value-type="float">
            <text:p>0,650000000</text:p>
          </table:table-cell>
          <table:table-cell office:value-type="float" office:value="0.84999999999986" calcext:value-type="float">
            <text:p>0,850000000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0.0499999999999523" calcext:value-type="float">
            <text:p>4,99999999999523000000E-02</text:p>
          </table:table-cell>
          <table:table-cell office:value-type="float" office:value="0.249999999999887" calcext:value-type="float">
            <text:p>0,250000000</text:p>
          </table:table-cell>
          <table:table-cell office:value-type="float" office:value="0.449999999999921" calcext:value-type="float">
            <text:p>0,450000000</text:p>
          </table:table-cell>
          <table:table-cell office:value-type="float" office:value="0.649999999999845" calcext:value-type="float">
            <text:p>0,650000000</text:p>
          </table:table-cell>
          <table:table-cell office:value-type="float" office:value="0.849999999999969" calcext:value-type="float">
            <text:p>0,850000000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0.0500000000000515" calcext:value-type="float">
            <text:p>5,00000000000515000000E-02</text:p>
          </table:table-cell>
          <table:table-cell office:value-type="float" office:value="0.249999999999928" calcext:value-type="float">
            <text:p>0,250000000</text:p>
          </table:table-cell>
          <table:table-cell office:value-type="float" office:value="0.449999999999903" calcext:value-type="float">
            <text:p>0,450000000</text:p>
          </table:table-cell>
          <table:table-cell office:value-type="float" office:value="0.649999999999917" calcext:value-type="float">
            <text:p>0,650000000</text:p>
          </table:table-cell>
          <table:table-cell office:value-type="float" office:value="0.849999999999955" calcext:value-type="float">
            <text:p>0,8500000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formula="of:=MAX([.C2:.C42])" office:value-type="float" office:value="0.0500000000001251" calcext:value-type="float">
            <text:p>5,00000000001251000000E-02</text:p>
          </table:table-cell>
          <table:table-cell table:style-name="ce1" table:formula="of:=MAX([.D2:.D42])" office:value-type="float" office:value="0.250000000000062" calcext:value-type="float">
            <text:p>2,50000000000062000000E-01</text:p>
          </table:table-cell>
          <table:table-cell table:style-name="ce1" table:formula="of:=MAX([.E2:.E42])" office:value-type="float" office:value="0.450000000000058" calcext:value-type="float">
            <text:p>4,50000000000058000000E-01</text:p>
          </table:table-cell>
          <table:table-cell table:style-name="ce1" table:formula="of:=MAX([.F2:.F42])" office:value-type="float" office:value="0.65000000000007" calcext:value-type="float">
            <text:p>6,50000000000070000000E-01</text:p>
          </table:table-cell>
          <table:table-cell table:style-name="ce1" table:formula="of:=MAX([.G2:.G42])" office:value-type="float" office:value="0.850000000000022" calcext:value-type="float">
            <text:p>8,50000000000022000000E-01</text:p>
          </table:table-cell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style-name="Default" table:formula="of:=ABS(0.05-[.C44])/0.05" office:value-type="float" office:value="0.00000000000250216514174895" calcext:value-type="float">
            <text:p>2,50216514174895E-12</text:p>
          </table:table-cell>
          <table:table-cell table:style-name="Default" table:formula="of:=ABS(0.25-[.D44])/0.25" office:value-type="float" office:value="0.00000000000024846791291111" calcext:value-type="float">
            <text:p>2,4846791291111E-13</text:p>
          </table:table-cell>
          <table:table-cell table:style-name="Default" table:formula="of:=ABS(0.45-[.E44])/0.45" office:value-type="float" office:value="0.000000000000128539154628824" calcext:value-type="float">
            <text:p>1,28539154628824E-13</text:p>
          </table:table-cell>
          <table:table-cell table:style-name="Default" table:formula="of:=ABS(0.65-[.F44])/0.65" office:value-type="float" office:value="0.000000000000108289445786515" calcext:value-type="float">
            <text:p>1,08289445786515E-13</text:p>
          </table:table-cell>
          <table:table-cell table:style-name="Default" table:formula="of:=ABS(0.85-[.G44])/0.85" office:value-type="float" office:value="0.0000000000000257310512766066" calcext:value-type="float">
            <text:p>2,57310512766066E-14</text:p>
          </table:table-cell>
        </table:table-row>
        <table:table-row table:style-name="ro1">
          <table:table-cell table:number-columns-repeated="2"/>
          <table:table-cell table:style-name="Default" table:formula="of:=[.C45]*100" office:value-type="float" office:value="0.000000000250216514174895" calcext:value-type="float">
            <text:p>2,50216514174895E-1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8" loext:min-decimal-places="18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7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1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6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7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0:40:54.580590947</meta:creation-date>
    <dc:date>2021-09-19T11:14:44.379848964</dc:date>
    <meta:editing-duration>PT13M29S</meta:editing-duration>
    <meta:editing-cycles>1</meta:editing-cycles>
    <meta:document-statistic meta:table-count="1" meta:cell-count="258" meta:object-count="0"/>
    <meta:generator>LibreOffice/6.4.7.2$Linux_X86_64 LibreOffice_project/40$Build-2</meta:generator>
  </office:meta>
</office:document-meta>
</file>